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389in" fo:margin-left="0in" table:align="left"/>
    </style:style>
    <style:style style:name="Table1.A" style:family="table-column">
      <style:table-column-properties style:column-width="6.9389in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d6cfe" officeooo:paragraph-rsid="000d6cfe"/>
    </style:style>
    <style:style style:name="P2" style:family="paragraph" style:parent-style-name="Standard">
      <style:text-properties officeooo:rsid="001f7334" officeooo:paragraph-rsid="001f7334"/>
    </style:style>
    <style:style style:name="P3" style:family="paragraph" style:parent-style-name="Table_20_Contents">
      <style:text-properties officeooo:rsid="000d6cfe" officeooo:paragraph-rsid="000d6cfe"/>
    </style:style>
    <style:style style:name="P4" style:family="paragraph" style:parent-style-name="Table_20_Contents">
      <style:text-properties officeooo:rsid="0022614a" officeooo:paragraph-rsid="0022614a"/>
    </style:style>
    <style:style style:name="P5" style:family="paragraph" style:parent-style-name="Table_20_Contents">
      <style:text-properties officeooo:paragraph-rsid="0022614a"/>
    </style:style>
    <style:style style:name="T1" style:family="text">
      <style:text-properties officeooo:rsid="000e28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CEn 631</text:p>
      <text:p text:style-name="P1">HW 5</text:p>
      <text:p text:style-name="P1">Jae Lee</text:p>
      <text:p text:style-name="P1"/>
      <text:p text:style-name="P1">Task 1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See Video</text:p>
            <text:p text:style-name="P3"/>
            <text:p text:style-name="P3">OpenCV calcOpticalFlowPyrLK function is easy to use and quite robust to find corresponding points. <text:span text:style-name="T1">Since it is trying to find corresponding feature points from the entire image (any down sampled images included), some false positives may appear on completely unexpected locations. I found that the smaller baseline is, the better calcOpticalFlowPyrLK does to find correspondences.</text:span></text:p>
          </table:table-cell>
        </table:table-row>
      </table:table>
      <text:p text:style-name="P1"/>
      <text:p text:style-name="P2">Task 2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4">See Video</text:p>
            <text:p text:style-name="P4"/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3T16:56:00.435435405</meta:creation-date>
    <dc:date>2017-03-13T17:02:43.572976438</dc:date>
    <meta:editing-duration>PT6M41S</meta:editing-duration>
    <meta:editing-cycles>6</meta:editing-cycles>
    <meta:generator>LibreOffice/5.1.6.2$Linux_X86_64 LibreOffice_project/10m0$Build-2</meta:generator>
    <meta:document-statistic meta:table-count="2" meta:image-count="0" meta:object-count="0" meta:page-count="1" meta:paragraph-count="8" meta:word-count="69" meta:character-count="429" meta:non-whitespace-character-count="368"/>
  </office:meta>
</office:document-meta>
</file>